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text:soft-page-break/></text:p>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2532786720" text:style-name="WWNum4">
        <text:list-item>
          <text:p text:style-name="P38"><text:bookmark text:name="_dbh0n1vac4c8"/>Fecha de entrega</text:p>
        </text:list-item>
      </text:list>
      <text:p text:style-name="Standard"><text:span text:style-name="T10">Fecha límite de entrega: </text:span><text:span text:style-name="T20">Viernes 1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54117547029025" text:continue-numbering="true" text:style-name="WWNum4">
        <text:list-item>
          <text:p text:style-name="P38"><text:bookmark text:name="_9maybllx2a09"/>Observaciones previas a la realización de tareas evaluables</text:p>
        </text:list-item>
      </text:list>
      <text:list xml:id="list4161090853" text:style-name="WWNum5">
        <text:list-item>
          <text:p text:style-name="P23">Salvo excepciones que lo indique en cada actividad, deberás generar un único documento para todo el boletín y en ese documento incluir la respuesta a cada actividad.</text:p>
        </text:list-item>
      </text:list>
      <text:list xml:id="list927058539" text:style-name="WWNum1">
        <text:list-item>
          <text:list>
            <text:list-item>
              <text:p text:style-name="P31">Si para la entrega se requiere entregar varios ficheros, entrégalos comprimido en un único fichero con extensión “.zip”.</text:p>
            </text:list-item>
          </text:list>
        </text:list-item>
      </text:list>
      <text:list xml:id="list154117202198861" text:continue-list="list4161090853"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text:soft-page-break/>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54117455727946" text:continue-list="list154117547029025" text:style-name="WWNum4">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text:p>
      <text:p text:style-name="Standard"/>
      <text:p text:style-name="Standard">Los requisitos son (sin ningún orden en específico):</text:p>
      <text:list xml:id="list148514817" text:style-name="WWNum2">
        <text:list-item>
          <text:p text:style-name="P24">Se debe centralizar la gestión de los usuarios en el dominio.</text:p>
        </text:list-item>
        <text:list-item>
          <text:p text:style-name="P27">Los empleados trabajarán con un “Windows 10 Pro” y un equipo con “Ubuntu Linux”. Ambas deben estar dentro del domini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Deberéis configurar Windows Server 2022 para poder acceder a él vía Remote Desktop. Prueba a conectarte a Remote Desktop desde un <text:span text:style-name="T20">Windows 10 Pro.</text:span></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27"><text:soft-page-break/>Configura en tu servidor Windows Server 2022, el software Serva <text:a xlink:type="simple" xlink:href="https://www.vercot.com/~serva/" text:style-name="ListLabel_20_37" text:visited-style-name="ListLabel_20_37"><text:span text:style-name="T22">https://www.vercot.com/~serva/</text:span></text:a> que permite instalaciones de sistemas operativos vía red. Deberás configurarlo para permitirte de forma remota instalar un sistema Linux en un equipo de tu red. </text:p>
          <text:list>
            <text:list-item>
              <text:p text:style-name="P33">Utilizando una máquina virtual y arranque PXE, demuestra que arranca el instalador.</text:p>
            </text:list-item>
          </text:list>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3006602782" text:style-name="WWNum3">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Debes configurar las siguientes políticas de seguridad, que afectan a los empleados de marketing y contabilidad, los que no pueden:</text:p>
          <text:list>
            <text:list-item>
              <text:p text:style-name="P34">Cambiar el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No pueden instalar software</text:p>
            </text:list-item>
            <text:list-item>
              <text:p text:style-name="P35">No pueden conectar unidades extraíbles (USB)</text:p>
            </text:list-item>
          </text:list>
        </text:list-item>
      </text:list>
      <text:p text:style-name="Standard"/>
      <text:p text:style-name="Standard"><text:soft-page-break/></text:p>
      <text:p text:style-name="Standard"/>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5" meta:paragraph-count="92" meta:word-count="1071" meta:character-count="6648" meta:non-whitespace-character-count="5674"/>
    <meta:generator>LibreOfficeDev/6.0.5.2$Linux_X86_64 LibreOffice_project/</meta:generator>
  </office:meta>
</office:document-meta>
</file>